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 – это …</text:p>
          </table:table-cell>
          <table:table-cell office:value-type="string" table:style-name="ce2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Excel (MS Excel) – это…</text:p>
          </table:table-cell>
          <table:table-cell office:value-type="string" table:style-name="ce2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 Microsoft Excel:</text:p>
          </table:table-cell>
          <table:table-cell office:value-type="string" table:style-name="ce2">
            <text:p>Пуск – Стандартные – Microsoft Excel; Пуск – Все программы – Microsoft Office - Microsoft Excel; Пуск – Документы – Microsoft Excel; Пуск – Параметры – Microsoft Excel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окументом (т.е. объектом обработки) MS Excel является …</text:p>
          </table:table-cell>
          <table:table-cell office:value-type="string" table:style-name="ce2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расширений присваивается документам Excel?</text:p>
          </table:table-cell>
          <table:table-cell office:value-type="string" table:style-name="ce2">
            <text:p>*.bmp.; *.рсх.; *.txt.; *.xls;</text:p>
            <text:p/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 MS Excel состоит из …</text:p>
          </table:table-cell>
          <table:table-cell office:value-type="string" table:style-name="ce2">
            <text:p>24 строк и 16384 столбцов; 65536 строк и 256 столбцов; 256 строк и 65536 столбцов; 16384 строк и 24 столбцов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2">
            <text:p>Ячейка; Строка; Адрес ячейки; Формул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2">
            <text:p>формулой введенной в ячейку; диапазоном; операндами; адресом ячей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верное обозначение адреса ячейки в MS Excel:</text:p>
          </table:table-cell>
          <table:table-cell office:value-type="string" table:style-name="ce2">
            <text:p>ZZ1; 4B.45; AB:32; BD666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количество рабочих листов может содержать рабочая книга в MS Excel?</text:p>
          </table:table-cell>
          <table:table-cell office:value-type="string" table:style-name="ce2">
            <text:p>16; 256; 3; От 1 до 65536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имя, необходимо:</text:p>
          </table:table-cell>
          <table:table-cell office:value-type="string" table:style-name="ce2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 Excel для изменения размеров столбца необходимо …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размеров строки необходимо …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2">
            <text:p>Листом; Диапазоном; Таблицей; Сегментом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ставить новый столбец нужно:</text:p>
          </table:table-cell>
          <table:table-cell office:value-type="string" table:style-name="ce2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А, В, С, D, Е, в строке 7 можно обозначить:</text:p>
          </table:table-cell>
          <table:table-cell office:value-type="string" table:style-name="ce2">
            <text:p>А7Е7; АЕ7; А7:Е7; 7А:7Е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колько ячеек электронной таблицы в диапазоне А2:В4:</text:p>
          </table:table-cell>
          <table:table-cell office:value-type="string" table:style-name="ce2">
            <text:p>2; 4; 12; 6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имена можно давать листам электронной таблицы?</text:p>
          </table:table-cell>
          <table:table-cell office:value-type="string" table:style-name="ce2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3, 4, 5, 6, 7 в столбце С можно обозначить:</text:p>
          </table:table-cell>
          <table:table-cell office:value-type="string" table:style-name="ce2">
            <text:p>С3:С7; 3С:7С; С3/С7; С3С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удаления выделенных столбцов и строк необходимо:</text:p>
          </table:table-cell>
          <table:table-cell office:value-type="string" table:style-name="ce2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2">
            <text:p>&amp;; $; %; @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А6 не будет меняться …</text:p>
          </table:table-cell>
          <table:table-cell office:value-type="string" table:style-name="ce2">
            <text:p>номер строки; номер столбца; номер столбца и номер строки; изменится вс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В$16 не будет меняться …</text:p>
          </table:table-cell>
          <table:table-cell office:value-type="string" table:style-name="ce2">
            <text:p>номер столбца; номер столбца и номер строки; ничего не измениться; номер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С$5 не будет меняться …</text:p>
          </table:table-cell>
          <table:table-cell office:value-type="string" table:style-name="ce2">
            <text:p>номер столбца и номер строки; номер столбца; измениться все; номер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2">
            <text:p>Относительным адресом; Абсолютным адресом; Произвольным именем; Блоком ячеек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:</text:p>
          </table:table-cell>
          <table:table-cell office:value-type="string" table:style-name="ce2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абсолютный адрес необходимо:</text:p>
          </table:table-cell>
          <table:table-cell office:value-type="string" table:style-name="ce2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2">
            <text:p>Число; Текст; Графическое изображение; Любые символы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ислом считается последовательность символов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формула – это арифметическое выражение …</text:p>
          </table:table-cell>
          <table:table-cell office:value-type="string" table:style-name="ce2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имер формулы, применяемой в MS Excеl:</text:p>
          </table:table-cell>
          <table:table-cell office:value-type="string" table:style-name="ce2">
            <text:p>В1= А3*В8+12; А2 +С3/F7; <text:s/>= А2+C3/F7; A2+C3/f7=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ЕСЛИ:</text:p>
          </table:table-cell>
          <table:table-cell office:value-type="string" table:style-name="ce2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уже введенных данных можно использовать…</text:p>
          </table:table-cell>
          <table:table-cell office:value-type="string" table:style-name="ce2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ЕСЛИ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адрес ячейки можно включить в формулу ...</text:p>
          </table:table-cell>
          <table:table-cell office:value-type="string" table:style-name="ce2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делении на нуль программа MS Excel выдает сообщение об ошибке:</text:p>
          </table:table-cell>
          <table:table-cell office:value-type="string" table:style-name="ce2">
            <text:p>#ЧИСЛО!; #ИМЯ?; #ДЕЛ/0!; #ЗНАЧ!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мастер диаграмм применяется …</text:p>
          </table:table-cell>
          <table:table-cell office:value-type="string" table:style-name="ce2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ыделить целую таблицу необходимо...</text:p>
          </table:table-cell>
          <table:table-cell office:value-type="string" table:style-name="ce2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произвольные, несмежные ячейки необходимо ...</text:p>
          </table:table-cell>
          <table:table-cell office:value-type="string" table:style-name="ce2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2">
            <text:p>3; 9; 6; 5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2">
            <text:p>36; 38; 1; 72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целую строку необходимо ...</text:p>
          </table:table-cell>
          <table:table-cell office:value-type="string" table:style-name="ce2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вставки строки сверху от выделенной ячейки необходимо ...</text:p>
          </table:table-cell>
          <table:table-cell office:value-type="string" table:style-name="ce2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 MS Excel для копирования содержимого выделенной ячейки необходимо ...</text:p>
          </table:table-cell>
          <table:table-cell office:value-type="string" table:style-name="ce2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2">
            <text:p>Текстовый; Общий; Числовой; Дробный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2">
            <text:p>10; 7/6; 10,5; ошибк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2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2">
            <text:p><text:s/>=А1/СУММ(А2, А3); <text:s/>=А1/(А2+А3); <text:s/>=А1/А2+А3; <text:s/>=(А2+А3)/А1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амый маленький элемент для ввода информации в MS Excel.</text:p>
          </table:table-cell>
          <table:table-cell office:value-type="string" table:style-name="ce2">
            <text:p>Ячейка; Таблица; Строка; Столбец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действия нельзя выполнить в электронной таблице MS Excel?</text:p>
          </table:table-cell>
          <table:table-cell office:value-type="string" table:style-name="ce2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Типы данных в MS Excel:</text:p>
          </table:table-cell>
          <table:table-cell office:value-type="string" table:style-name="ce2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2">
            <text:p>Вычисление суммы; Сортировка по возрастанию; Построение диаграммы; Сортировка по убыванию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2">
            <text:p>Вычисление суммы; Построение диаграммы; Сортировка по возрастанию; Сортировка по убыванию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 арифметическим операторам не относится в табличном процессоре MS Excel:</text:p>
          </table:table-cell>
          <table:table-cell office:value-type="string" table:style-name="ce2">
            <text:p><text:s/>-; <text:s/>@; /; *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2">
            <text:p>5; 4; 8; 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один из листов электронной таблицы?</text:p>
          </table:table-cell>
          <table:table-cell office:value-type="string" table:style-name="ce2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2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2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в MS Excel предназначена кнопка  в Строке Формул?<text:s/></text:p>
          </table:table-cell>
          <table:table-cell office:value-type="string" table:style-name="ce2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2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2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2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можно сделать текущий лист невидимым не удаляя его из Книги?</text:p>
          </table:table-cell>
          <table:table-cell office:value-type="string" table:style-name="ce2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9T21:08:54Z</dc:date>
  </office:meta>
</office:document-meta>
</file>